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style:font-name="Segoe UI Emoji" style:font-name-complex="Segoe UI Emoji"/>
    </style:style>
    <style:style style:name="T4" style:parent-style-name="DefaultParagraphFont" style:family="text">
      <style:text-properties style:font-name="Segoe UI Emoji" style:font-name-complex="Segoe UI Emoji"/>
    </style:style>
  </office:automatic-styles>
  <office:body>
    <office:text text:use-soft-page-breaks="true">
      <text:p text:style-name="P1">[SYSTEM METRICS]</text:p>
      <text:p text:style-name="Normal">-----------------------------------------</text:p>
      <text:p text:style-name="Normal">Model: gemma3:latest (via Ollama)</text:p>
      <text:p text:style-name="Normal">Batch Size: 10 customers</text:p>
      <text:p text:style-name="Normal">Total Requests: 10</text:p>
      <text:p text:style-name="Normal">Average Latency: 1.25s per request</text:p>
      <text:p text:style-name="Normal">p95 Latency: 1.88s</text:p>
      <text:p text:style-name="Normal">Throughput: 8.0 req/sec</text:p>
      <text:p text:style-name="Normal">Memory Usage: 512 MB</text:p>
      <text:p text:style-name="Normal">Cache Hits: 87%</text:p>
      <text:p text:style-name="Normal"/>
      <text:p text:style-name="Normal">[TEXT QUALITY METRICS]</text:p>
      <text:p text:style-name="Normal">-----------------------------------------</text:p>
      <text:p text:style-name="Normal">Reference Set: Human-written promos (gold dataset)</text:p>
      <text:p text:style-name="Normal">Evaluation Set: AI-generated promos</text:p>
      <text:p text:style-name="Normal"/>
      <text:p text:style-name="Normal">BLEU Score (avg): 0.62</text:p>
      <text:p text:style-name="Normal">BLEURT Score (avg): 0.71</text:p>
      <text:p text:style-name="Normal">ROUGE-L (avg): 0.68</text:p>
      <text:p text:style-name="Normal">Distinct-n (diversity metric): 0.82</text:p>
      <text:p text:style-name="Normal">Perplexity (lower is better): 23.4</text:p>
      <text:p text:style-name="Normal"/>
      <text:p text:style-name="Normal">[CAMPAIGN SIMULATION METRICS]</text:p>
      <text:p text:style-name="Normal">-----------------------------------------</text:p>
      <text:p text:style-name="Normal">Total Customers Evaluated: 10</text:p>
      <text:p text:style-name="Normal">Average Uplift Revenue per Customer: ₹1,250</text:p>
      <text:p text:style-name="Normal">Average Uplift Profit per Customer: ₹380</text:p>
      <text:p text:style-name="Normal">CTR (simulated): 18.5%</text:p>
      <text:p text:style-name="Normal">Conversion Rate (simulated): 6.2%</text:p>
      <text:p text:style-name="Normal"/>
      <text:p text:style-name="Normal">[OUTGOING MAILBOX LOG]</text:p>
      <text:p text:style-name="Normal">-----------------------------------------</text:p>
      <text:p text:style-name="Normal"><text:span text:style-name="T2">✅</text:span><text:s/>Customer C001 - Promo generated &amp; stored</text:p>
      <text:p text:style-name="Normal"><text:span text:style-name="T3">✅</text:span><text:s/>Customer C002 - Promo generated &amp; stored</text:p>
      <text:p text:style-name="Normal"><text:span text:style-name="T4">✅</text:span><text:s/>Customer C003 - Promo generated &amp; stored</text:p>
      <text:p text:style-name="Normal">..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Mangal" fo:color="#0F4761" fo:font-size="20pt" style:font-size-asian="20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Mangal" fo:color="#0F4761" fo:font-size="16pt" style:font-size-asian="16pt" style:font-size-complex="14.5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Mangal" fo:color="#0F4761" fo:font-size="14pt" style:font-size-asian="14pt" style:font-size-complex="12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Mangal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Mangal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Mangal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Mangal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Mangal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Mangal" fo:color="#272727" fo:hyphenate="false"/>
    </style: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Mangal" fo:color="#0F4761" fo:font-size="20pt" style:font-size-asian="20pt" style:font-size-complex="18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Mangal" fo:color="#0F4761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-asian="DengXian Light" style:font-name-complex="Mangal" fo:color="#0F4761" fo:font-size="14pt" style:font-size-asian="14pt" style:font-size-complex="12.5pt"/>
    </style:style>
    <style:style style:name="Heading4Char" style:display-name="Heading 4 Char" style:family="text" style:parent-style-name="DefaultParagraphFont">
      <style:text-properties style:font-name-asian="DengXian Light" style:font-name-complex="Mangal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Mangal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Mangal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Mangal" fo:letter-spacing="-0.0069in" style:letter-kerning="true" fo:font-size="28pt" style:font-size-asian="28pt" style:font-size-complex="25pt"/>
    </style:style>
    <style:style style:name="Subtitle" style:display-name="Subtitle" style:family="paragraph" style:parent-style-name="Normal" style:next-style-name="Normal">
      <style:text-properties style:font-name-asian="DengXian Light" style:font-name-complex="Mangal" fo:color="#595959" fo:letter-spacing="0.0104in" fo:font-size="14pt" style:font-size-asian="14pt" style:font-size-complex="12.5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Mangal" fo:color="#595959" fo:letter-spacing="0.0104in" fo:font-size="14pt" style:font-size-asian="14pt" style:font-size-complex="12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-complex="Mangal"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style:font-name-complex="Mangal"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ichard Rex</meta:initial-creator>
    <dc:creator>Richard Rex</dc:creator>
    <meta:creation-date>2025-09-02T10:41:00Z</meta:creation-date>
    <dc:date>2025-09-02T10:41:00Z</dc:date>
    <meta:template xlink:href="Normal.dotm" xlink:type="simple"/>
    <meta:editing-cycles>2</meta:editing-cycles>
    <meta:editing-duration>PT0S</meta:editing-duration>
    <meta:document-statistic meta:page-count="2" meta:paragraph-count="1" meta:word-count="147" meta:character-count="988" meta:row-count="7" meta:non-whitespace-character-count="842"/>
  </office:meta>
</office:document-meta>
</file>